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5_18-52-52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15_21-33-31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8-15_21-33-4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8-16_01-10-52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-*">
            <text:p>-*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16_01-19-04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8-16_07-30-3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8-16_07-32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8-16_17-30-27_000.jpg</text:p>
          </table:table-cell>
          <table:table-cell table:style-name="ce26" office:value-type="string">
            <text:p>:m 1*3 RES / JVEMV6 64#326_robot_etoki_kawashima / 『絵ときでわかる　ロボット工学』 著者=川嶋健嗣,校注=~ / p.125 / w=入力軸；出力軸；,topic=~,publisher=オーム社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3 RES / JVEMV6 64#326_robot_etoki_kawashima / 『絵ときでわかる　ロボット工学』 著者=川嶋健嗣,校注=~ / p.125 / w=入力軸；出力軸；,topic=~,publisher=オーム社,other=">
            <text:p>:m 1*3 RES / JVEMV6 64#326_robot_etoki_kawashima / 『絵ときでわかる　ロボット工学』 著者=川嶋健嗣,校注=~ / p.125 / w=入力軸；出力軸；,topic=~,publisher=オーム社,other=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16_17-31-00_000.jpg</text:p>
          </table:table-cell>
          <table:table-cell table:style-name="ce26" office:value-type="string">
            <text:p>:m 2*3 RES / JVEMV6 64#326_robot_etoki_kawashima / 『絵ときでわかる　ロボット工学』 著者=川嶋健嗣,校注=~ / p.127 / w=ダンパー変位；,topic=~,publisher=オーム社,other=memo+:制御系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3 RES / JVEMV6 64#326_robot_etoki_kawashima / 『絵ときでわかる　ロボット工学』 著者=川嶋健嗣,校注=~ / p.127 / w=ダンパー変位；,topic=~,publisher=オーム社,other=memo+:制御系；">
            <text:p>:m 2*3 RES / JVEMV6 64#326_robot_etoki_kawashima / 『絵ときでわかる　ロボット工学』 著者=川嶋健嗣,校注=~ / p.127 / w=ダンパー変位；,topic=~,publisher=オーム社,other=memo+:制御系；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16_17-31-21_000.jpg</text:p>
          </table:table-cell>
          <table:table-cell table:style-name="ce26" office:value-type="string">
            <text:p>:m 3*3 RES / JVEMV6 64#326_robot_etoki_kawashima / 『絵ときでわかる　ロボット工学』 著者=川嶋健嗣,校注=~ / p.127 / w=ラプラス変換；,topic=~,publisher=オーム社,other=memo+:軸。運動方程式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float" office:value="0">
            <text:p>0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6">2023/08/16</text:date>, <text:time>17:5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6T17:53:54.22</dc:date>
    <dc:creator>岩淵 謙</dc:creator>
    <meta:editing-duration>P58DT7H37M4S</meta:editing-duration>
    <meta:editing-cycles>19481</meta:editing-cycles>
    <meta:document-statistic meta:table-count="2" meta:cell-count="920" meta:object-count="0"/>
    <meta:user-defined meta:name="qrichtext">1</meta:user-defined>
  </office:meta>
</office:document-meta>
</file>